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create table cidade (</text:p>
      <text:p text:style-name="Standard"><text:tab/>id serial primary key,</text:p>
      <text:p text:style-name="Standard"><text:tab/>nome varchar(50) not null,</text:p>
      <text:p text:style-name="Standard"><text:tab/>uf varchar(2) not null</text:p>
      <text:p text:style-name="Standard">)</text:p>
      <text:p text:style-name="Standard"/>
      <text:p text:style-name="Standard">alter table pessoa</text:p>
      <text:p text:style-name="Standard"/>
      <text:p text:style-name="Standard">add column cidade_id integer;</text:p>
      <text:p text:style-name="Standard"/>
      <text:p text:style-name="Standard">alter table pessoa</text:p>
      <text:p text:style-name="Standard">add constraint fk_cidade</text:p>
      <text:p text:style-name="Standard">foreign key (cidade_id)</text:p>
      <text:p text:style-name="Standard">references cidade (id)</text:p>
      <text:p text:style-name="Standard"/>
      <text:p text:style-name="Standard">select * from cidade</text:p>
      <text:p text:style-name="Standard">select * from pessoa</text:p>
      <text:p text:style-name="Standard"/>
      <text:p text:style-name="Standard">select pessoa.*, cidade.nome as cidade_nome, cidade.uf as cidade_uf from pessoa</text:p>
      <text:p text:style-name="Standard">left join cidade on cidade.id = pessoa.cidade_id</text:p>
      <text:p text:style-name="Standard"/>
      <text:p text:style-name="Standard">create table usuario (</text:p>
      <text:p text:style-name="Standard"><text:tab/>id serial primary key,</text:p>
      <text:p text:style-name="Standard"><text:tab/>username varchar(30) not null,</text:p>
      <text:p text:style-name="Standard"><text:tab/>password varchar(30) not null</text:p>
      <text:p text:style-name="Standard">)</text:p>
      <text:p text:style-name="Standard"/>
      <text:p text:style-name="Standard">alter table usuario </text:p>
      <text:p text:style-name="Standard">add constraint unq_username</text:p>
      <text:p text:style-name="Standard">unique(username)</text:p>
      <text:p text:style-name="Standard"/>
      <text:p text:style-name="Standard">alter table pessoa </text:p>
      <text:p text:style-name="Standard">add column usuario_id integer</text:p>
      <text:p text:style-name="Standard"/>
      <text:p text:style-name="Standard">alter table pessoa</text:p>
      <text:p text:style-name="Standard">add constraint fk_usuario</text:p>
      <text:p text:style-name="Standard">foreign key (usuario_id)</text:p>
      <text:p text:style-name="Standard">references usuario (id);</text:p>
      <text:p text:style-name="Standard"/>
      <text:p text:style-name="Standard">insert into usuario (username, password) values ('mikael', '123')</text:p>
      <text:p text:style-name="Standard"/>
      <text:p text:style-name="Standard">select * from usuario</text:p>
      <text:p text:style-name="Standard"/>
      <text:p text:style-name="Standard">delete from usuario where id = 2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17T21:56:21.534392661</meta:creation-date>
    <dc:date>2020-08-20T07:40:52.357674141</dc:date>
    <meta:editing-duration>PT25S</meta:editing-duration>
    <meta:editing-cycles>2</meta:editing-cycles>
    <meta:generator>LibreOffice/6.4.4.2$Linux_X86_64 LibreOffice_project/40$Build-2</meta:generator>
    <meta:document-statistic meta:table-count="0" meta:image-count="0" meta:object-count="0" meta:page-count="1" meta:paragraph-count="32" meta:word-count="123" meta:character-count="823" meta:non-whitespace-character-count="724"/>
  </office:meta>
</office:document-meta>
</file>